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/>
      <style:text-properties officeooo:paragraph-rsid="0019c623"/>
    </style:style>
    <style:style style:name="P2" style:family="paragraph" style:parent-style-name="Heading_20_1">
      <style:paragraph-properties fo:margin-top="0in" fo:margin-bottom="0in" style:contextual-spacing="false" fo:break-before="page"/>
      <style:text-properties officeooo:paragraph-rsid="001dba85"/>
    </style:style>
    <style:style style:name="P3" style:family="paragraph" style:parent-style-name="Heading_20_1">
      <style:paragraph-properties fo:margin-top="0in" fo:margin-bottom="0in" style:contextual-spacing="false"/>
    </style:style>
    <style:style style:name="P4" style:family="paragraph" style:parent-style-name="Heading_20_2">
      <style:paragraph-properties fo:margin-top="0in" fo:margin-bottom="0in" style:contextual-spacing="false"/>
      <style:text-properties officeooo:rsid="00139dd3" officeooo:paragraph-rsid="00139dd3"/>
    </style:style>
    <style:style style:name="P5" style:family="paragraph" style:parent-style-name="Heading_20_2">
      <style:paragraph-properties fo:margin-top="0in" fo:margin-bottom="0in" style:contextual-spacing="false"/>
      <style:text-properties fo:font-style="italic" officeooo:rsid="001f774d" officeooo:paragraph-rsid="001f774d" style:font-style-asian="italic" style:font-style-complex="italic"/>
    </style:style>
    <style:style style:name="P6" style:family="paragraph" style:parent-style-name="Heading_20_2">
      <style:paragraph-properties fo:margin-top="0in" fo:margin-bottom="0in" style:contextual-spacing="false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rsid="001b8395" officeooo:paragraph-rsid="001b8395"/>
    </style:style>
    <style:style style:name="P8" style:family="paragraph" style:parent-style-name="Text_20_body">
      <style:paragraph-properties fo:margin-top="0in" fo:margin-bottom="0in" style:contextual-spacing="false"/>
      <style:text-properties officeooo:rsid="001b8395" officeooo:paragraph-rsid="001b8395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rsid="001ce2b1" officeooo:paragraph-rsid="001ce2b1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officeooo:rsid="001e39a1" officeooo:paragraph-rsid="001e39a1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1f774d" officeooo:paragraph-rsid="001f774d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fo:font-weight="bold" officeooo:rsid="001e39a1" officeooo:paragraph-rsid="001e39a1" style:font-weight-asian="bold" style:font-weight-complex="bold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fo:font-style="italic" officeooo:rsid="001f774d" officeooo:paragraph-rsid="00210939" style:font-style-asian="italic" style:font-style-complex="italic"/>
    </style:style>
    <style:style style:name="P14" style:family="paragraph" style:parent-style-name="Text_20_body" style:list-style-name="L2">
      <style:paragraph-properties fo:margin-top="0in" fo:margin-bottom="0in" style:contextual-spacing="false"/>
      <style:text-properties fo:font-style="italic" officeooo:rsid="00241d8b" officeooo:paragraph-rsid="00241d8b" style:font-style-asian="italic" style:font-style-complex="italic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fo:font-style="italic" officeooo:rsid="00247c22" officeooo:paragraph-rsid="00247c22" style:font-style-asian="italic" style:font-style-complex="italic"/>
    </style:style>
    <style:style style:name="P16" style:family="paragraph" style:parent-style-name="Text_20_body" style:list-style-name="L2">
      <style:paragraph-properties fo:margin-top="0in" fo:margin-bottom="0in" style:contextual-spacing="false"/>
      <style:text-properties fo:font-style="italic" fo:font-weight="normal" officeooo:rsid="00210939" officeooo:paragraph-rsid="00210939" style:font-style-asian="italic" style:font-weight-asian="normal" style:font-style-complex="italic" style:font-weight-complex="normal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fo:font-style="italic" fo:font-weight="normal" officeooo:rsid="0022f394" officeooo:paragraph-rsid="0022f394" style:font-style-asian="italic" style:font-weight-asian="normal" style:font-style-complex="italic" style:font-weight-complex="normal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fo:font-style="italic" fo:font-weight="normal" officeooo:rsid="0023a845" officeooo:paragraph-rsid="0023a845" style:font-style-asian="italic" style:font-weight-asian="normal" style:font-style-complex="italic" style:font-weight-complex="normal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fo:font-style="italic" fo:font-weight="normal" officeooo:rsid="00241d8b" officeooo:paragraph-rsid="00241d8b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0ff11e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139dd3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019c623" officeooo:paragraph-rsid="001b29fe"/>
    </style:style>
    <style:style style:name="P23" style:family="paragraph" style:parent-style-name="Text_20_body">
      <style:paragraph-properties fo:margin-top="0in" fo:margin-bottom="0in" style:contextual-spacing="false"/>
    </style:style>
    <style:style style:name="P24" style:family="paragraph" style:parent-style-name="Title">
      <style:paragraph-properties fo:margin-top="0in" fo:margin-bottom="0in" style:contextual-spacing="false"/>
    </style:style>
    <style:style style:name="T1" style:family="text">
      <style:text-properties officeooo:rsid="000ff11e"/>
    </style:style>
    <style:style style:name="T2" style:family="text">
      <style:text-properties fo:font-style="italic" officeooo:rsid="001108fd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108f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4pt" fo:font-weight="normal" officeooo:rsid="000ff11e" style:font-size-asian="18pt" style:font-weight-asian="normal" style:font-size-complex="18pt" style:font-weight-complex="normal"/>
    </style:style>
    <style:style style:name="T7" style:family="text">
      <style:text-properties fo:font-size="14pt" fo:font-style="italic" fo:font-weight="normal" officeooo:rsid="000ff11e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4pt" fo:font-style="normal" fo:font-weight="normal" officeooo:rsid="000ff11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officeooo:rsid="001108fd"/>
    </style:style>
    <style:style style:name="T10" style:family="text">
      <style:text-properties style:text-underline-style="solid" style:text-underline-width="auto" style:text-underline-color="font-color" officeooo:rsid="000ff11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f11e" style:font-weight-asian="bold" style:font-weight-complex="bold"/>
    </style:style>
    <style:style style:name="T13" style:family="text">
      <style:text-properties fo:font-weight="bold" officeooo:rsid="00139dd3" style:font-weight-asian="bold" style:font-weight-complex="bold"/>
    </style:style>
    <style:style style:name="T14" style:family="text">
      <style:text-properties officeooo:rsid="0019c623"/>
    </style:style>
    <style:style style:name="T15" style:family="text">
      <style:text-properties officeooo:rsid="001b29fe"/>
    </style:style>
    <style:style style:name="T16" style:family="text">
      <style:text-properties officeooo:rsid="001b8395"/>
    </style:style>
    <style:style style:name="T17" style:family="text">
      <style:text-properties officeooo:rsid="001dba85"/>
    </style:style>
    <style:style style:name="T18" style:family="text">
      <style:text-properties officeooo:rsid="001e39a1"/>
    </style:style>
    <style:style style:name="T19" style:family="text">
      <style:text-properties officeooo:rsid="0022f394"/>
    </style:style>
    <style:style style:name="T20" style:family="text">
      <style:text-properties officeooo:rsid="0023a84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Zarządzanie inowacjami</text:p>
      <text:h text:style-name="P3" text:outline-level="1">Domowa praca na 26/2/2024 <text:span text:style-name="T6">(</text:span><text:span text:style-name="T7">podręcznik_osło_2018 48-50, 75-90</text:span><text:span text:style-name="T8">)</text:span></text:h>
      <text:h text:style-name="P6" text:outline-level="2">Wprowadzenie:</text:h>
      <text:p text:style-name="P20"><text:span text:style-name="T1"><text:tab/></text:span><text:span text:style-name="T12">Innowacja </text:span><text:span text:style-name="T1">wymaga wdrożenia poprzez aktywne wykorzystanie lub udostępnienie do użytku. Od rozpowszechnia i przyjęcia powiązanych innowacji zależy gospodarczy i spoleczny </text:span><text:span text:style-name="T10">wpływ wynalazków I pomysłów</text:span><text:span text:style-name="T1"> </text:span><text:span text:style-name="T2">(</text:span><text:span text:style-name="T3">воздействие изобретений и идей</text:span><text:span text:style-name="T2">)</text:span><text:span text:style-name="T9">. </text:span>Innowacje to powszechna aktywność, która zachodzi we wszystkich sektorach gospodarki, nie tylko w firmach. Różnorodne organizacje i osoby fizyczne często wprowadzają zmiany w produktach, procesach oraz tworzą i dzielą się nową wiedzą, co przyczynia się do innowacji.</text:p>
      <text:p text:style-name="P20"><text:tab/><text:span text:style-name="T11">Pomiar innowacji</text:span> i jej efektów ekonomicznych stanowi istotne wyzwanie, ale możliwe do pokonania. Konieczne jest precyzyjne zdefiniowanie innowacji i działalności innowacyjnej.</text:p>
      <text:p text:style-name="P20"><text:tab/><text:span text:style-name="T11">Dane dotyczące innowacji </text:span>są istotne dla menedżerów, instytucji publicznych, naukowców i polityków, którzy dążą do promowania innowacji jako kluczowego czynnika wzrostu gospodarczego i dobrobytu społecznego. <text:span text:style-name="T11">Zrozumienie funkcjonowania </text:span>innowacji jest niezbędne do formułowania skutecznych polityk publicznych, które mogą przeciwdziałać wyzwaniom demograficznym, zapewnić bezpieczeństwo żywnościowe i mieszkaniowe, zająć się zmianami klimatycznymi oraz innymi problemami środowiskowymi, które mają wpływ na dobrobyt społeczeństwa.</text:p>
      <text:p text:style-name="P21"><text:tab/><text:span text:style-name="T11">Innowacje występują we </text:span>wszystkich czterech <text:span text:style-name="T11">sektorach </text:span>gospodarki według definicji Systemu Rachunków Narodowych ONZ (SNA): sektor <text:span text:style-name="T11">przedsiębiorstw</text:span>, sektor <text:span text:style-name="T11">instytucji </text:span><text:span text:style-name="T13">(samo)</text:span><text:span text:style-name="T11">rządowych</text:span>, sektor <text:span text:style-name="T11">gospodarstw domowych </text:span>oraz sektor <text:span text:style-name="T11">instytucji niekomercyjnych działających </text:span>na rzecz gospodarstw domowych.</text:p>
      <text:h text:style-name="P4" text:outline-level="2"><text:soft-page-break/>Pojęcie innowacji.</text:h>
      <text:p text:style-name="P23"><text:tab/><text:span text:style-name="T11">Podstawy pomiaru innowacji opierają się głównie na dziedzinach takich jak zarządzanie i ekonomia </text:span>(Smith, 2006). Perspektywa zarządzania <text:span text:style-name="T11">koncentruje się </text:span>na tym, <text:span text:style-name="T11">w jaki sposób </text:span>innowacje <text:span text:style-name="T11">mogą zmienić pozycję przedsiębiorstwa na rynku oraz na generowaniu pomysłów innowacyjnych</text:span>. Z kolei w podejściach ekonomicznych badane są czynniki skłaniające organizacje do innowacji, czynniki sprzyjające lub utrudniające innowacje, oraz makroekonomiczne skutki innowacji dla przemysłu, rynku i gospodarki. Teorie Schumpetera (1934) są istotne, zwłaszcza koncepcja "twórczej destrukcji", która opisuje zakłócenia w istniejącej działalności gospodarczej spowodowane innowacjami, prowadzącymi do nowych metod produkcji lub powstania zupełnie nowych branż. W literaturze dotyczącej wzrostu gospodarczego paradigma ta jest wykorzystywana do badania czynników wspierających długoterminowy wzrost gospodarczy.</text:p>
      <text:p text:style-name="P23"><text:tab/><text:span text:style-name="T11">Teoria dyfuzji </text:span>(Rogers, 1962) <text:span text:style-name="T4">analizuje procesy komunikowania i akceptacji innowacji</text:span><text:span text:style-name="T11"> </text:span>przez uczestników społecznego systemu <text:span text:style-name="T4">w ciągu czasu</text:span>. <text:span text:style-name="T11">Teorie ewolucyjne </text:span>(Nelson i Winter, 1982) <text:span text:style-name="T4">traktują innowacje jako proces oparty na dotychczasowych działaniach</text:span>, nazywany "path-dependent process" (Dosi, 1982), <text:span text:style-name="T4">gdzie innowacje rozwijane są poprzez interakcje między różnymi podmiotami i testowane na rynku</text:span>. Decydujące są interakcje i testy rynkowe, które determinują, które produkty są opracowywane i które odnoszą sukces, wpływając na kształtowanie przyszłego rozwoju gospodarczego. <text:span text:style-name="T11">Prace Simona </text:span>(1982, 1969) nad procesami podejmowania decyzji <text:span text:style-name="T4">wpłynęły na </text:span>literaturę dotyczącą innowacji <text:span text:style-name="T4">i rozwój metod myślenia projektowego </text:span>(design thinking), <text:span text:style-name="T4">które wykorzystują kreatywność do </text:span><text:soft-page-break/><text:span text:style-name="T4">rozwiązywania złożonych problemów </text:span>(Verganti, 2009) <text:span text:style-name="T4">w kontekście innowacji </text:span>zarówno w sektorze prywatnym, jak i publicznym.</text:p>
      <text:p text:style-name="P23"><text:tab/><text:span text:style-name="T5">Teorie innowacji</text:span>, takie jak model powiązań łańcuchowych (chain-link model) Kline’a i Rosenberga (1986) oraz teoria systemów innowacji (Freeman, 1987; Lundvall, 1992; Nelson [red.], 1993; OECD, 1997) <text:span text:style-name="T4">podkreślają</text:span>, <text:span text:style-name="T4">że innowacje nie są procesem liniowym, sekwencyjnym, lecz obejmują wiele interakcji i informacji zwrotnych w trakcie tworzenia i wykorzystywania wiedzy</text:span>. Ponadto innowacje opierają się na procesie uczenia się, który z kolei wykorzystuje wiele źródeł i wymaga nieustannego rozwiązywania problemów.</text:p>
      <text:p text:style-name="P23"><text:tab/><text:span text:style-name="T5">Ujęcie innowacji</text:span> w kontekście systemów wymaga podejścia multi- i interdyscyplinarnego, które pozwala na badanie wzajemnych zależności między podmiotami, niepewnością efektów oraz cechami systemów, które ewoluują w zależności od ścieżki rozwoju. Reakcje tych systemów na interwencje polityki publicznej są złożone i nieliniowe. W skład systemów innowacji wchodzą organizacje z sektora przedsiębiorstw oraz pozostałe trzy sektory SNA. Granice tych systemów mogą być wytyczane przez branżę, technologię lub obszar geograficzny, a są one często powiązane z systemami lokalnymi, które z kolei mają związki z systemami krajowymi i globalnymi. W celu pomiaru innowacyjności najczęściej gromadzi się dane na poziomie przedsiębiorstwa, a następnie agreguje się je dla uzyskania wyników na poziomie kraju lub branży. Pomiar innowacyjności na poziomie międzynarodowym ma potencjalnie dużą wartość, ale wymaga znacznych wysiłków koordynacyjnych.</text:p>
      <text:p text:style-name="P23"><text:tab/><text:span text:style-name="T5">Perspektywy systemowe </text:span>są wykorzystywane do opracowania polityki innowacyjnej w celu koordynowania przekształceń systemowych mających na celu realizację szeroko rozumianych celów <text:soft-page-break/>społecznych (OECD, 2016). Przykładem transformacji systemowej jest zmiana paradigmatu w funkcjonowaniu systemów transportowych, dążąca do dekarbonizacji (Kemp, Schot i Hoogma, 1998). Realizacja tego celu wymagałaby koordynacji pomiędzy producentami i konsumentami, aby zapewnić istnienie każdego z elementów złożonej sieci, zwłaszcza w przypadku braku pewnych kluczowych podmiotów, jak np. gęsta sieć stacji ładowania pojazdów elektrycznych. Zmiany systemowe mogą być zarówno efektem, jak i kanałem absorpcji nowych technologii, co dobrze ilustruje szeroki zakres zastosowań sztucznej inteligencji.</text:p>
      <text:p text:style-name="P23"><text:tab/><text:span text:style-name="T5">Ocena teorii innowacji </text:span>wskazuje na cztery wymiary innowacji, które mogą stać się źródłem zaleceń w sferze pomiaru: <text:span text:style-name="T4">wiedza, walor nowości, wdrożenie i tworzenie wartości</text:span>.</text:p>
      <text:h text:style-name="P6" text:outline-level="2">Innowacje w sektorze przedsiębiorstw</text:h>
      <text:p text:style-name="P23"><text:tab/>Termin „<text:span text:style-name="T11">innowacja</text:span>” <text:span text:style-name="T4">może </text:span>być używany w różnych kontekstach i <text:span text:style-name="T4">odnosić się zarówno do procesu, jak i do efektu</text:span>. W celu uniknięcia nieporozumień w niniejszym podręczniku stosowany jest termin „działalność innowacyjna” (innovation activities) w odniesieniu do procesów, natomiast termin „innowacja” (innovation) odnosi się wyłącznie do efektów.</text:p>
      <text:p text:style-name="P23"><text:span text:style-name="T11">Działalność innowacyjna</text:span> obejmuje wszelkie działania rozwojowe, finansowe i komercyjne podejmowane przez przedsiębiorstwo, mające na celu doprowadzenie do powstania innowacji dla przedsiębiorstwa.</text:p>
      <text:p text:style-name="P23"/>
      <text:h text:style-name="P1" text:outline-level="1"><text:span text:style-name="T14">Lekcja 2</text:span> <text:span text:style-name="T14">(</text:span>26/2/2024<text:span text:style-name="T14">)</text:span></text:h>
      <text:p text:style-name="P22">Innowacja <text:span text:style-name="T15">wdrożene nowego lub znacząco udoskonalonego </text:span><text:span text:style-name="T16">produktu (wyrobu lub usługi) lub procesu biznesowego</text:span>. <text:span text:style-name="T15">Może być </text:span>działałnoś<text:span text:style-name="T15">cią</text:span> lub efekt<text:span text:style-name="T15">em</text:span>.</text:p>
      <text:p text:style-name="P8"><text:soft-page-break/>Innowacja produktowa:</text:p>
      <text:list text:style-name="L1">
        <text:list-item>
          <text:p text:style-name="P7">Jakość</text:p>
        </text:list-item>
        <text:list-item>
          <text:p text:style-name="P7">Specyfikacje</text:p>
        </text:list-item>
        <text:list-item>
          <text:p text:style-name="P7">Niezawodność</text:p>
        </text:list-item>
        <text:list-item>
          <text:p text:style-name="P7">Trwałość</text:p>
        </text:list-item>
        <text:list-item>
          <text:p text:style-name="P7">Wygoda</text:p>
        </text:list-item>
        <text:list-item>
          <text:p text:style-name="P7">Użyteczność</text:p>
        </text:list-item>
        <text:list-item>
          <text:p text:style-name="P7">Przyjazność dla użytkownika</text:p>
        </text:list-item>
        <text:list-item>
          <text:p text:style-name="P7">Udogodnienia finansowe</text:p>
        </text:list-item>
        <text:list-item>
          <text:p text:style-name="P7">Design</text:p>
        </text:list-item>
      </text:list>
      <text:p text:style-name="P8"/>
      <text:list text:continue-numbering="true" text:style-name="L1">
        <text:list-item>
          <text:p text:style-name="P9">Ulepszenie przynakmniej jednej cechy</text:p>
        </text:list-item>
        <text:list-item>
          <text:p text:style-name="P9">Liczba drobnych ulepszeń = znacząca różnica</text:p>
        </text:list-item>
        <text:list-item>
          <text:p text:style-name="P9">Nie ma wymogu sukcesu komercyjnego</text:p>
        </text:list-item>
        <text:list-item>
          <text:p text:style-name="P9">Znaczące ulepszenie jest subiektywne</text:p>
        </text:list-item>
      </text:list>
      <text:h text:style-name="P2" text:outline-level="1"><text:span text:style-name="T14">Lekcja </text:span><text:span text:style-name="T17">3. Źródła in</text:span><text:span text:style-name="T18">n</text:span><text:span text:style-name="T17">o</text:span><text:span text:style-name="T18">w</text:span><text:span text:style-name="T17">acji.</text:span> <text:span text:style-name="T14">(</text:span><text:span text:style-name="T17">4</text:span>/<text:span text:style-name="T17">3</text:span>/2024<text:span text:style-name="T14">)</text:span></text:h>
      <text:list text:style-name="L2">
        <text:list-item>
          <text:p text:style-name="P12">Wydarzenie zmieniające świat</text:p>
          <text:list>
            <text:list-item>
              <text:p text:style-name="P13">Choroby</text:p>
            </text:list-item>
            <text:list-item>
              <text:p text:style-name="P13">Wojny</text:p>
            </text:list-item>
            <text:list-item>
              <text:p text:style-name="P13">Wzrost liczby ludności</text:p>
            </text:list-item>
          </text:list>
        </text:list-item>
        <text:list-item>
          <text:p text:style-name="P12">Przypadkowe odkrycia</text:p>
          <text:list>
            <text:list-item>
              <text:p text:style-name="P16">Penicylina</text:p>
            </text:list-item>
            <text:list-item>
              <text:p text:style-name="P16">Karteczki samoprylepne</text:p>
            </text:list-item>
            <text:list-item>
              <text:p text:style-name="P16">Viagra</text:p>
            </text:list-item>
          </text:list>
        </text:list-item>
        <text:list-item>
          <text:p text:style-name="P12"><text:span text:style-name="T19">Inpiracja n</text:span>auk<text:span text:style-name="T19">owa</text:span></text:p>
          <text:list>
            <text:list-item>
              <text:p text:style-name="P17">Procesor</text:p>
            </text:list-item>
            <text:list-item>
              <text:p text:style-name="P17">Radar</text:p>
            </text:list-item>
            <text:list-item>
              <text:p text:style-name="P17">Dioda LED</text:p>
            </text:list-item>
          </text:list>
        </text:list-item>
        <text:list-item>
          <text:p text:style-name="P12">Dyfuzja innowacji <text:span text:style-name="T20">(rekombinacja)</text:span></text:p>
          <text:list>
            <text:list-item>
              <text:p text:style-name="P18">InstaPump</text:p>
            </text:list-item>
          </text:list>
        </text:list-item>
        <text:list-item>
          <text:p text:style-name="P10"><text:span text:style-name="T11">Imitacja</text:span></text:p>
        </text:list-item>
        <text:list-item>
          <text:p text:style-name="P12">Potrzeby</text:p>
          <text:list>
            <text:list-item>
              <text:p text:style-name="P19">Paczkomaty</text:p>
            </text:list-item>
            <text:list-item>
              <text:p text:style-name="P19">SUVy cywilne </text:p>
            </text:list-item>
          </text:list>
        </text:list-item>
        <text:list-item>
          <text:p text:style-name="P12">Użytkownicy</text:p>
          <text:list>
            <text:list-item>
              <text:p text:style-name="P14">Pickupy</text:p>
            </text:list-item>
            <text:list-item>
              <text:p text:style-name="P14">Linux</text:p>
            </text:list-item>
            <text:list-item>
              <text:p text:style-name="P15">Lego ideas</text:p>
            </text:list-item>
          </text:list>
        </text:list-item>
      </text:list>
      <text:h text:style-name="P5" text:outline-level="2" text:is-list-header="true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2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34pt" fo:font-weight="bold" officeooo:rsid="000ff11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4pt" fo:font-weight="bold" officeooo:rsid="000ff11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0pt" fo:font-weight="bold" officeooo:rsid="000ff11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1:25:48.341443102</meta:creation-date>
    <dc:date>2024-03-04T10:15:46.302373250</dc:date>
    <meta:editing-duration>PT3H20M26S</meta:editing-duration>
    <meta:editing-cycles>17</meta:editing-cycles>
    <meta:generator>LibreOffice/24.2.0.3$Linux_X86_64 LibreOffice_project/420$Build-3</meta:generator>
    <meta:document-statistic meta:table-count="0" meta:image-count="0" meta:object-count="0" meta:page-count="6" meta:paragraph-count="56" meta:word-count="908" meta:character-count="7130" meta:non-whitespace-character-count="6301"/>
  </office:meta>
</office:document-meta>
</file>